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style:text-position="0% 100%" fo:font-size="12pt" style:font-size-asian="12pt"/>
    </style:style>
    <style:style style:name="P3" style:family="paragraph" style:parent-style-name="Standard">
      <style:text-properties fo:font-size="10.5pt" fo:language="en" fo:country="GB" style:font-size-asian="10.5pt"/>
    </style:style>
    <style:style style:name="P4" style:family="paragraph" style:parent-style-name="Standard">
      <style:text-properties officeooo:paragraph-rsid="001cae2c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style:text-position="0% 100%" fo:font-size="12pt" fo:language="en" fo:country="GB" style:font-size-asian="12pt"/>
    </style:style>
    <style:style style:name="T3" style:family="text">
      <style:text-properties fo:font-size="10.5pt" fo:language="en" fo:country="GB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. Introduction</text:span></text:p>
      <text:p text:style-name="Standard"><text:span text:style-name="T1"><text:s/><text:tab/></text:span></text:p>
      <text:p text:style-name="Standard"><text:span text:style-name="T1">A. Purpose</text:span></text:p>
      <text:p text:style-name="Standard"><text:span text:style-name="T1"><text:tab/></text:span></text:p>
      <text:p text:style-name="Standard"><text:span text:style-name="T1">purpose of RASD</text:span></text:p>
      <text:p text:style-name="Standard"><text:span text:style-name="T1">intended audience</text:span></text:p>
      <text:p text:style-name="P1"/>
      <text:p text:style-name="Standard"><text:span text:style-name="T1">B. Scope</text:span></text:p>
      <text:p text:style-name="P1"/>
      <text:p text:style-name="Standard"><text:span text:style-name="T2">B.1 Description of Travlendar+</text:span></text:p>
      <text:p text:style-name="P2"/>
      <text:p text:style-name="Standard"><text:span text:style-name="T1">description of the given problem</text:span></text:p>
      <text:p text:style-name="Standard"><text:span text:style-name="T1">current system (google calendare + google maps = travlendar+)</text:span></text:p>
      <text:p text:style-name="Standard"><text:span text:style-name="T1">why we addressed this problem (gap in the market)</text:span></text:p>
      <text:p text:style-name="P1"/>
      <text:p text:style-name="Standard"><text:span text:style-name="T1">B.4 goals:</text:span></text:p>
      <text:p text:style-name="P1"/>
      <text:p text:style-name="Standard"><text:span text:style-name="T1">[G1] Allow someone to visit the homepage of the system and to register himself providing a valid email, a password and a unique nickname (or via a third-party login system such as Google+).</text:span></text:p>
      <text:p text:style-name="Standard"><text:span text:style-name="T1">[G1.1] Allow a user to edit all information in its profile, while enforcing validation (i.e. valid email, unique nickname).</text:span></text:p>
      <text:p text:style-name="Standard"><text:span text:style-name="T1">[G1.2] Allow a user to add another one to its contacts.</text:span></text:p>
      <text:p text:style-name="Standard"><text:span text:style-name="T1">[G1.3] Allow a user to create a group and to invite other users into it.</text:span></text:p>
      <text:p text:style-name="Standard"><text:span text:style-name="T1">[G1.4] Allow a user to set his status to auto-decline meetings in a certain period.</text:span></text:p>
      <text:p text:style-name="Standard"><text:span text:style-name="T1">[G1.5] Allow a user to set a position (such as the work place) where he will always be by default in a certain time slot.</text:span></text:p>
      <text:p text:style-name="Standard"><text:span text:style-name="T1">[G1.6] Allow a user to set privacy and notification settings.</text:span></text:p>
      <text:p text:style-name="Standard"><text:span text:style-name="T1">[G2] Allow a user to create a meeting and to invite other users (at least one) to attend it.</text:span></text:p>
      <text:p text:style-name="Standard"><text:span text:style-name="T1">[G2.1] Allow the administrator to categorize the meeting.</text:span></text:p>
      <text:p text:style-name="Standard"><text:span text:style-name="T1">[G2.2] Allow the administrator to manage settings and invitations to the meeting.</text:span></text:p>
      <text:p text:style-name="Standard"><text:span text:style-name="T1">[G2.3] Allow the meeting’s team to communicate between them, to share files and to save personal notes about the meeting.</text:span></text:p>
      <text:p text:style-name="Standard"><text:span text:style-name="T1">[G2.4] Allow the invited users to accept or decline the meeting or to propose a rescheduling of it in a different time slot.</text:span></text:p>
      <text:p text:style-name="Standard"><text:span text:style-name="T1">[G2.5] Allow the administrator to create a new meeting with the same users and settings as the one that has already taken place.</text:span></text:p>
      <text:p text:style-name="Standard"><text:span text:style-name="T1">[G.2.6] Allow the administrator to see who’s late at the meeting.</text:span></text:p>
      <text:p text:style-name="Standard"><text:span text:style-name="T1">[G3] Allow a user to specify flexible breaks during the day.</text:span></text:p>
      <text:p text:style-name="P4"><text:span text:style-name="T1">[G4] Manage users’ travels between subsequent meetings.</text:span></text:p>
      <text:p text:style-name="P4"><text:span text:style-name="T1">[G4.1] Allow a user to create a preference list and constraints about the way he wants to travel.</text:span></text:p>
      <text:p text:style-name="P1"/>
      <text:p text:style-name="Standard"><text:span text:style-name="T1"><text:tab/>- register and log into the system</text:span></text:p>
      <text:p text:style-name="Standard"><text:span text:style-name="T1"><text:tab/>- create meeting with other users and categorize them</text:span></text:p>
      <text:p text:style-name="Standard"><text:span text:style-name="T1"><text:tab/>- possibility to accept, decline, propose rescheduling to meetings</text:span></text:p>
      <text:p text:style-name="Standard"><text:span text:style-name="T1"><text:tab/>- management of the users’ profile and contacts</text:span></text:p>
      <text:p text:style-name="Standard"><text:span text:style-name="T1"><text:tab/>- support communication and sharing of files between partecipants of a meeting (both future <text:tab/>and past ones)</text:span></text:p>
      <text:p text:style-name="Standard"><text:span text:style-name="T1"><text:tab/>- support administration of group meetings</text:span></text:p>
      <text:p text:style-name="Standard"><text:span text:style-name="T1"><text:tab/>- manage users’ travels during the day</text:span></text:p>
      <text:p text:style-name="Standard"><text:span text:style-name="T1"><text:tab/>- manage users’ preferences and constraints about the travel means</text:span></text:p>
      <text:p text:style-name="Standard"><text:span text:style-name="T1"><text:tab/>- manage users’ breaks (lunch) in a flexible way</text:span></text:p>
      <text:p text:style-name="P1"/>
      <text:p text:style-name="Standard"><text:soft-page-break/><text:span text:style-name="T1">C. Definitions, Acronym, Abbreviations</text:span></text:p>
      <text:p text:style-name="P1"/>
      <text:p text:style-name="Standard"><text:span text:style-name="T1">- User</text:span></text:p>
      <text:p text:style-name="Standard"><text:span text:style-name="T1">- Nickname [unique]</text:span></text:p>
      <text:p text:style-name="Standard"><text:span text:style-name="T1">- User’s Credentials</text:span></text:p>
      <text:p text:style-name="Standard"><text:span text:style-name="T1">- Contact</text:span></text:p>
      <text:p text:style-name="Standard"><text:span text:style-name="T1">- Break</text:span></text:p>
      <text:p text:style-name="Standard"><text:span text:style-name="T1">- Group</text:span></text:p>
      <text:p text:style-name="Standard"><text:span text:style-name="T1">- Status</text:span></text:p>
      <text:p text:style-name="P1"/>
      <text:p text:style-name="Standard"><text:span text:style-name="T1">- Position [GPS/Real Time]</text:span></text:p>
      <text:p text:style-name="Standard"><text:span text:style-name="T1">- Location [Machine phenomenon/Known a priori/both for meetings and users]</text:span></text:p>
      <text:p text:style-name="P1"/>
      <text:p text:style-name="Standard"><text:span text:style-name="T1">- Meeting</text:span></text:p>
      <text:p text:style-name="Standard"><text:span text:style-name="T1">- Category</text:span></text:p>
      <text:p text:style-name="Standard"><text:span text:style-name="T1">- Administrator</text:span></text:p>
      <text:p text:style-name="Standard"><text:span text:style-name="T1">- Title</text:span></text:p>
      <text:p text:style-name="Standard"><text:span text:style-name="T1">- Abstract</text:span></text:p>
      <text:p text:style-name="Standard"><text:span text:style-name="T1">- Partecipant</text:span></text:p>
      <text:p text:style-name="Standard"><text:span text:style-name="T1">- Team [Partecipants]</text:span></text:p>
      <text:p text:style-name="P1"/>
      <text:p text:style-name="Standard"><text:span text:style-name="T1">- Travel mean</text:span></text:p>
      <text:p text:style-name="Standard"><text:span text:style-name="T1">- Walking</text:span></text:p>
      <text:p text:style-name="Standard"><text:span text:style-name="T1">- Biking [owned + shared]</text:span></text:p>
      <text:p text:style-name="Standard"><text:span text:style-name="T1">- Driving [owned + shared + taxi]</text:span></text:p>
      <text:p text:style-name="Standard"><text:span text:style-name="T1">- Public Transportation [metro + bus + tram]</text:span></text:p>
      <text:p text:style-name="P1"/>
      <text:p text:style-name="Standard"><text:span text:style-name="T1">- Constraint</text:span></text:p>
      <text:p text:style-name="Standard"><text:span text:style-name="T1">- Constraint Subject</text:span></text:p>
      <text:p text:style-name="Standard"><text:span text:style-name="T1">- Constraint Operator</text:span></text:p>
      <text:p text:style-name="Standard"><text:span text:style-name="T1">- Constraint Value</text:span></text:p>
      <text:p text:style-name="Standard"><text:span text:style-name="T1">- Constraint Target</text:span></text:p>
      <text:p text:style-name="P1"/>
      <text:p text:style-name="Standard"><text:span text:style-name="T1">- Preference List</text:span></text:p>
      <text:p text:style-name="P1"/>
      <text:p text:style-name="Standard"><text:span text:style-name="T1">D. Revision History</text:span></text:p>
      <text:p text:style-name="P1"/>
      <text:p text:style-name="Standard"><text:span text:style-name="T1">????????</text:span></text:p>
      <text:p text:style-name="P1"/>
      <text:p text:style-name="Standard"><text:span text:style-name="T1">E. Reference Documents</text:span></text:p>
      <text:p text:style-name="P1"/>
      <text:p text:style-name="Standard"><text:span text:style-name="T1">- Assignments</text:span></text:p>
      <text:p text:style-name="Standard"><text:span text:style-name="T1">- IEEE Std 830-1998 IEEE Recommended Practice for Software Requirements Specifications</text:span></text:p>
      <text:p text:style-name="Standard"><text:span text:style-name="T1">- Examples (i.e. RASD past year)</text:span></text:p>
      <text:p text:style-name="P1"/>
      <text:p text:style-name="Standard"><text:span text:style-name="T1">F. Document Structure</text:span></text:p>
      <text:p text:style-name="P1"/>
      <text:p text:style-name="Standard"><text:span text:style-name="T1">index + explanation of chapters</text:span></text:p>
      <text:p text:style-name="P1"/>
      <text:p text:style-name="P1"/>
      <text:p text:style-name="Standard"><text:span text:style-name="T1">2. Overall Description</text:span></text:p>
      <text:p text:style-name="P1"/>
      <text:p text:style-name="Standard"><text:soft-page-break/><text:span text:style-name="T1">A. Product Perspective</text:span></text:p>
      <text:p text:style-name="P3"/>
      <text:p text:style-name="Standard"><text:span text:style-name="T1">Shared phenomena</text:span></text:p>
      <text:p text:style-name="P3"/>
      <text:p text:style-name="Standard"><text:span text:style-name="T1">B. Product Functions</text:span></text:p>
      <text:p text:style-name="P3"/>
      <text:p text:style-name="Standard"><text:span text:style-name="T1">functionalities (detailed)</text:span></text:p>
      <text:p text:style-name="P3"/>
      <text:p text:style-name="Standard"><text:span text:style-name="T1">- Users</text:span></text:p>
      <text:p text:style-name="Standard"><text:span text:style-name="T1">- Meetings</text:span></text:p>
      <text:p text:style-name="Standard"><text:span text:style-name="T1">- Travels</text:span></text:p>
      <text:p text:style-name="P3"/>
      <text:p text:style-name="Standard"><text:span text:style-name="T1">C. User Characteristics</text:span></text:p>
      <text:p text:style-name="P3"/>
      <text:p text:style-name="Standard"><text:span text:style-name="T1">Unregistered user</text:span></text:p>
      <text:p text:style-name="Standard"><text:span text:style-name="T1">Registered user</text:span></text:p>
      <text:p text:style-name="Standard"><text:span text:style-name="T1">Administrator</text:span></text:p>
      <text:p text:style-name="Standard"><text:span text:style-name="T1">System Manager</text:span></text:p>
      <text:p text:style-name="P3"/>
      <text:p text:style-name="Standard"><text:span text:style-name="T1">D. Assumptions, Dependencies and Constraints</text:span></text:p>
      <text:p text:style-name="P3"/>
      <text:p text:style-name="Standard"><text:span text:style-name="T1">D.1 Domain Assumptions</text:span></text:p>
      <text:p text:style-name="P3"/>
      <text:p text:style-name="Standard"><text:span text:style-name="T1">- owned = shared</text:span></text:p>
      <text:p text:style-name="Standard"><text:span text:style-name="T1">- taxi = car</text:span></text:p>
      <text:p text:style-name="Standard"><text:span text:style-name="T1">- lunch everywhere</text:span></text:p>
      <text:p text:style-name="Standard"><text:span text:style-name="T1">- weighting the preference list (+30 mi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it" fo:country="IT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it" fo:country="IT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it" fo:country="I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7:38:43</meta:creation-date>
    <dc:language>it-IT</dc:language>
    <dc:date>2017-10-11T19:32:42.150730757</dc:date>
    <meta:editing-cycles>4</meta:editing-cycles>
    <meta:editing-duration>PT15M30S</meta:editing-duration>
    <meta:generator>LibreOffice/5.1.6.2$Linux_X86_64 LibreOffice_project/10m0$Build-2</meta:generator>
    <meta:document-statistic meta:table-count="0" meta:image-count="0" meta:object-count="0" meta:page-count="3" meta:paragraph-count="93" meta:word-count="582" meta:character-count="3473" meta:non-whitespace-character-count="2969"/>
  </office:meta>
</office:document-meta>
</file>